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 Unicode MS" svg:font-family="'Arial Unicode MS'" style:font-family-generic="modern"/>
    <style:font-face style:name="MS Gothic" svg:font-family="'MS Gothic'" style:font-family-generic="modern"/>
    <style:font-face style:name="Arial2" svg:font-family="Arial" style:font-family-generic="modern" style:font-pitch="fixed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5" style:family="paragraph">
      <style:text-properties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36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size-asian="20pt" style:font-size-complex="20pt"/>
    </style:style>
    <style:style style:name="T15" style:family="text">
      <style:text-properties fo:font-size="36pt"/>
    </style:style>
    <style:style style:name="T16" style:family="text">
      <style:text-properties style:use-window-font-color="true" fo:font-size="36pt" fo:font-style="normal" style:font-style-asian="normal" style:font-style-complex="normal"/>
    </style:style>
    <style:style style:name="T17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0" style:family="text">
      <style:text-properties fo:font-variant="normal" fo:text-transform="none" fo:color="#ffff00" style:text-line-through-style="none" style:text-line-through-type="none" style:text-position="0% 100%" style:font-name="Arial" fo:font-size="25pt" fo:letter-spacing="normal" fo:font-style="normal" style:text-underline-style="none" fo:font-weight="bold" style:font-name-asian="MS Gothic" style:font-size-asian="25pt" style:font-style-asian="normal" style:font-weight-asian="bold" style:font-name-complex="Tahoma" style:font-size-complex="2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MS Gothic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" style:font-size-asian="27pt" style:font-style-asian="normal" style:font-weight-asian="bold" style:font-name-complex="Tahoma" style:font-size-complex="2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MS Gothic" style:font-size-asian="8pt" style:font-style-asian="normal" style:font-weight-asian="normal" style:font-name-complex="Tahoma" style:font-size-complex="8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" style:font-size-asian="27pt" style:font-style-asian="normal" style:font-weight-asian="bold" style:font-name-complex="Tahoma" style:font-size-complex="27pt" style:font-style-complex="normal" style:font-weight-complex="bold"/>
    </style:style>
    <style:style style:name="T26" style:family="text">
      <style:text-properties fo:font-variant="normal" fo:text-transform="none" fo:color="#ffff00" style:text-line-through-style="none" style:text-line-through-type="none" style:text-position="0% 100%" style:font-name="Arial" fo:font-size="8pt" fo:letter-spacing="normal" fo:font-style="normal" style:text-underline-style="none" fo:font-weight="bold" style:font-name-asian="MS Gothic" style:font-size-asian="8pt" style:font-style-asian="normal" style:font-weight-asian="bold" style:font-name-complex="Tahoma" style:font-size-complex="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206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" style:font-size-asian="27pt" style:font-style-asian="normal" style:font-weight-asian="bold" style:font-name-complex="Tahoma" style:font-size-complex="27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7030a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MS Gothic" style:font-size-asian="32pt" style:font-style-asian="normal" style:font-weight-asian="bold" style:font-name-complex="Tahoma" style:font-size-complex="32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</text:span><text:span text:style-name="T2"><text:line-break/></text:span><text:span text:style-name="T2">Assign</text:span><text:span text:style-name="T2"><text:line-break/></text:span><text:span text:style-name="T2">Convert</text:span><text:span text:style-name="T2"><text:line-break/></text:span><text:span text:style-name="T2"/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text:span text:style-name="T5"> 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4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 text:style-name="P15"><text:span text:style-name="T13">b.p</text:span></text:p>
                <text:p text:style-name="P15"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1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</text:span><text:span text:style-name="T14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6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6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6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4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 text:style-name="P15"><text:span text:style-name="T13">b.p</text:span></text:p>
                <text:p text:style-name="P15"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1]</text:span></text:p>
              </table:table-cell>
            </table:table-row>
            <table:table-row table:style-name="ro5">
              <table:table-cell table:style-name="ce3">
                <text:p text:style-name="P15"><text:span text:style-name="T13">a.p[</text:span><text:span text:style-name="T14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6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6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 text:style-name="P15"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6" draw:layer="layout" svg:width="4.07cm" svg:height="2.862cm" draw:transform="rotate (-1.89455490303985) translate (23.4720530091771cm 9.46569023691932cm)" svg:viewBox="0 0 4071 2863" svg:d="M0 2837c542 106 1041-128 1505-352 590-284 991-854 1427-1341l365-427 456-457 318-260">
          <text:p/>
        </draw:path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7" draw:text-style-name="P18" draw:layer="layout" svg:width="23.368cm" svg:height="14.471cm" svg:x="1.016cm" svg:y="3.556cm">
          <draw:text-box>
            <text:p><text:span text:style-name="T15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</text:span></text:p>
                  </text:list-item>
                  <text:list-item>
                    <text:p><text:span text:style-name="T15">Passing parameter by value.</text:span></text:p>
                  </text:list-item>
                  <text:list-item>
                    <text:p><text:span text:style-name="T15">Returning by value.</text:span></text:p>
                  </text:list-item>
                  <text:list-item>
                    <text:p><text:span text:style-name="T15">Assigning existing to existing.</text:span></text:p>
                  </text:list-item>
                </text:list>
              </text:list-item>
            </text:list>
            <text:p><text:span text:style-name="T16">Cases 1-3 are handled by</text:span><text:span text:style-name="T16"><text:line-break/></text:span><text:span text:style-name="T16"> <text:s text:c="11"/></text:span><text:span text:style-name="T17">copy constructor</text:span><text:span text:style-name="T16">.</text:span></text:p>
            <text:p><text:span text:style-name="T16">Case 4 is handled by </text:span></text:p>
            <text:p><text:span text:style-name="T16"><text:s text:c="12"/></text:span><text:span text:style-name="T17">assignment operator</text:span><text:span text:style-name="T16">.</text:span></text:p>
            <text:p><text:span text:style-name="T16">By default, both do </text:span><text:span text:style-name="T17">shallow copy</text:span><text:span text:style-name="T16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9"><text:span text:style-name="T18">Rule of Three</text:span></text:p>
          </draw:text-box>
        </draw:frame>
        <draw:frame draw:name="מציין מיקום טקסט 2" presentation:style-name="pr7" draw:text-style-name="P23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20"><text:span text:style-name="T19"/></text:p>
              </text:list-header>
              <text:list-item>
                <text:p text:style-name="P20"><text:span text:style-name="T19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9">When you need to make a deep copy of an 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9">Copy constructor</text:span></text:p>
                      </text:list-item>
                      <text:list-item>
                        <text:p text:style-name="P21"><text:span text:style-name="T19">Destructor</text:span></text:p>
                      </text:list-item>
                      <text:list-item>
                        <text:p text:style-name="P21"><text:span text:style-name="T19">Operator =</text:span></text:p>
                      </text:list-item>
                    </text:list>
                  </text:list-item>
                  <text:list-item>
                    <text:p text:style-name="P20"><text:span text:style-name="T19">Or in other words:</text:span></text:p>
                  </text:list-item>
                </text:list>
              </text:list-item>
            </text:list>
            <text:p text:style-name="P22"><text:span text:style-name="T19">when you need one, you need all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4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9"><text:span text:style-name="T18">A skeleton for deep copy</text:span></text:p>
          </draw:text-box>
        </draw:frame>
        <draw:custom-shape draw:name="מלבן 4" draw:style-name="gr10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9" draw:layer="layout" svg:width="23.749cm" svg:height="18.926cm" svg:x="0.635cm" svg:y="0.124cm" presentation:class="outline" presentation:user-transformed="true">
          <draw:text-box>
            <text:p text:style-name="P27"><text:span text:style-name="T19"/></text:p>
            <text:p text:style-name="P27"><text:span text:style-name="T19"/></text:p>
            <text:p text:style-name="P27"><text:span text:style-name="T20">// Copy constructor</text:span></text:p>
            <text:p text:style-name="P27"><text:span text:style-name="T21">A (const A&amp; other) : </text:span><text:span text:style-name="T22">init</text:span><text:span text:style-name="T21"> {</text:span></text:p>
            <text:p text:style-name="P28"><text:span text:style-name="T23">copy_other(other);</text:span></text:p>
            <text:p text:style-name="P27"><text:span text:style-name="T21">}</text:span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0">// </text:span><text:span text:style-name="T25">Operator = </text:span><text:span text:style-name="T26"><text:s/></text:span></text:p>
            <text:p text:style-name="P27"><text:span text:style-name="T21">A&amp; operator=(const A&amp; other) {</text:span></text:p>
            <text:p text:style-name="P28"><text:span text:style-name="T21">if (this!=&amp;other) { </text:span><text:span text:style-name="T25">// preventing problems in a=a</text:span></text:p>
            <text:p text:style-name="P28"><text:span text:style-name="T27"><text:s text:c="2"/></text:span><text:span text:style-name="T27">clear(); </text:span><text:span text:style-name="T22">init</text:span><text:span text:style-name="T27"> </text:span><text:span text:style-name="T28">// or recycle</text:span></text:p>
            <text:p text:style-name="P28"><text:span text:style-name="T23"><text:s text:c="2"/></text:span><text:span text:style-name="T23">copy_other(other);</text:span></text:p>
            <text:p text:style-name="P28"><text:span text:style-name="T21">} return *this; } </text:span><text:span text:style-name="T25">// allows a= b= c= …</text:span></text:p>
          </draw:text-box>
        </draw:frame>
        <draw:frame draw:name="מציין מיקום טקסט 6" presentation:style-name="pr10" draw:text-style-name="P23" draw:layer="layout" svg:width="8.4cm" svg:height="10.798cm" svg:x="12.3cm" svg:y="3.097cm" presentation:class="outline" presentation:user-transformed="true">
          <draw:text-box>
            <text:p text:style-name="P27"><text:span text:style-name="T25">// Destructor</text:span></text:p>
            <text:p text:style-name="P27"><text:span text:style-name="T21">~A() {</text:span></text:p>
            <text:p text:style-name="P28"><text:span text:style-name="T27">clear();</text:span></text:p>
            <text:p text:style-name="P27"><text:span text:style-name="T21">}</text:span></text:p>
            <text:p text:style-name="P27"><text:span text:style-name="T19"/></text:p>
            <text:p text:style-name="P27"><text:span text:style-name="T19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9"><text:span text:style-name="T18">IntBuffer example </text:span><text:span text:style-name="T29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9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9"><text:span text:style-name="T18">C++-11 Move ctor and assignment</text:span><text:span text:style-name="T18"><text:line-break/></text:span><text:span text:style-name="T18"/></text:p>
          </draw:text-box>
        </draw:frame>
        <draw:custom-shape draw:name="מלבן 4" draw:style-name="gr10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3" draw:layer="layout" svg:width="24.065cm" svg:height="15.859cm" svg:x="0.635cm" svg:y="3.175cm" presentation:class="outline" presentation:user-transformed="true">
          <draw:text-box>
            <text:p text:style-name="P27"><text:span text:style-name="T20">// Move constructor</text:span></text:p>
            <text:p text:style-name="P27"><text:span text:style-name="T21">A (const A&amp;&amp; other) {</text:span></text:p>
            <text:p text:style-name="P27"><text:span text:style-name="T21"><text:tab/></text:span><text:span text:style-name="T21"><text:tab/></text:span><text:span text:style-name="T21"><text:tab/></text:span><text:span text:style-name="T21">?</text:span></text:p>
            <text:p text:style-name="P27"><text:span text:style-name="T21">}</text:span></text:p>
            <text:p text:style-name="P27"><text:span text:style-name="T24"/></text:p>
            <text:p text:style-name="P27"><text:span text:style-name="T24"/></text:p>
            <text:p text:style-name="P27"><text:span text:style-name="T20"/></text:p>
            <text:p text:style-name="P27"><text:span text:style-name="T20">// Move o</text:span><text:span text:style-name="T25">perator = </text:span><text:span text:style-name="T26"><text:s/></text:span></text:p>
            <text:p text:style-name="P27"><text:span text:style-name="T21">A&amp; operator=(const A&amp;&amp; other) {</text:span></text:p>
            <text:p text:style-name="P28"><text:span text:style-name="T21"><text:s text:c="7"/></text:span><text:span text:style-name="T21">?</text:span></text:p>
            <text:p text:style-name="P28"><text:span text:style-name="T21">}</text:span></text:p>
            <text:p text:style-name="P27"><text:span text:style-name="T30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9"><text:span text:style-name="T18">Conversions of types is done in two cases:</text:span><text:span text:style-name="T18"><text:line-break/></text:span><text:span text:style-name="T18"/></text:p>
          </draw:text-box>
        </draw:frame>
        <draw:frame draw:name="מציין מיקום טקסט 2" presentation:style-name="pr13" draw:text-style-name="P23" draw:layer="layout" svg:width="24.01cm" svg:height="15.006cm" svg:x="-0.101cm" svg:y="3.642cm" presentation:class="outline" presentation:user-transformed="true">
          <draw:text-box>
            <text:p text:style-name="P31"><text:span text:style-name="T19"/></text:p>
            <text:list text:style-name="L8">
              <text:list-item>
                <text:list>
                  <text:list-item>
                    <text:p text:style-name="P20"><text:span text:style-name="T19">Explicit casting;</text:span></text:p>
                  </text:list-item>
                  <text:list-item>
                    <text:p text:style-name="P20"><text:span text:style-name="T19">When a function gets </text:span><text:span text:style-name="T32">X</text:span><text:span text:style-name="T19"> type while it was expecting to get </text:span><text:span text:style-name="T33">Y</text:span><text:span text:style-name="T19"> type, and there is a casting from </text:span><text:span text:style-name="T32">X </text:span><text:span text:style-name="T19">to</text:span><text:span text:style-name="T32"> </text:span><text:span text:style-name="T33">Y</text:span><text:span text:style-name="T19">:</text:span></text:p>
                  </text:list-item>
                </text:list>
              </text:list-item>
            </text:list>
            <text:p><text:span text:style-name="T19"/></text:p>
            <text:p text:style-name="P22"><text:span text:style-name="T19"><text:tab/></text:span><text:span text:style-name="T19">void foo(</text:span><text:span text:style-name="T33">Y y</text:span><text:span text:style-name="T19">)</text:span></text:p>
            <text:p text:style-name="P22"><text:span text:style-name="T19"><text:tab/></text:span><text:span text:style-name="T19">...</text:span></text:p>
            <text:p text:style-name="P22"><text:span text:style-name="T32"><text:tab/></text:span><text:span text:style-name="T32">X x</text:span><text:span text:style-name="T19">;</text:span></text:p>
            <text:p text:style-name="P22"><text:span text:style-name="T19"><text:tab/></text:span><text:span text:style-name="T19">foo(x); // a conversion from </text:span><text:span text:style-name="T32">X </text:span><text:span text:style-name="T19">to</text:span><text:span text:style-name="T32"> </text:span><text:span text:style-name="T33">Y</text:span><text:span text:style-name="T19"> is don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2" draw:text-style-name="P3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9"><text:span text:style-name="T18">Conversions danger: </text:span><text:span text:style-name="T18"><text:line-break/></text:span><text:span text:style-name="T18"><text:tab/></text:span><text:span text:style-name="T18">unexpected behavior</text:span><text:span text:style-name="T18"><text:line-break/></text:span><text:span text:style-name="T18"> </text:span></text:p>
          </draw:text-box>
        </draw:frame>
        <draw:frame draw:name="מציין מיקום טקסט 2" presentation:style-name="pr14" draw:text-style-name="P23" draw:layer="layout" svg:width="24.01cm" svg:height="17.009cm" svg:x="0.832cm" svg:y="3.642cm" presentation:class="outline" presentation:user-transformed="true">
          <draw:text-box>
            <text:p text:style-name="P27"><text:span text:style-name="T19"/></text:p>
            <text:p text:style-name="P31"><text:span text:style-name="T34">Vector</text:span><text:span text:style-name="T35">(</text:span><text:span text:style-name="T36">size_t length</text:span><text:span text:style-name="T35">) // ctor</text:span></text:p>
            <text:p text:style-name="P27"><text:span text:style-name="T35">…</text:span></text:p>
            <text:p text:style-name="P31"><text:span text:style-name="T35">int sum(</text:span><text:span text:style-name="T34">const Vector&amp; v</text:span><text:span text:style-name="T35">) // function</text:span></text:p>
            <text:p text:style-name="P31"><text:span text:style-name="T35">...</text:span></text:p>
            <text:p text:style-name="P31"><text:span text:style-name="T35">int i=3;</text:span></text:p>
            <text:p text:style-name="P31"><text:span text:style-name="T35">sum(</text:span><text:span text:style-name="T36">i</text:span><text:span text:style-name="T35">);</text:span><text:span text:style-name="T32"> </text:span><text:span text:style-name="T37">// Equivalent to: sum</text:span><text:span text:style-name="T35">(Vector</text:span><text:span text:style-name="T34">(</text:span><text:span text:style-name="T36">i</text:span><text:span text:style-name="T34">)</text:span><text:span text:style-name="T35">)</text:span></text:p>
            <text:p text:style-name="P31"><text:span text:style-name="T37">// Did the user really wanted this?</text:span></text:p>
            <text:p text:style-name="P27"><text:span text:style-name="T35"/></text:p>
            <text:p text:style-name="P31"><text:span text:style-name="T38">The Vector and the size_t objects are not logically the same objects!</text:span></text:p>
            <text:p text:style-name="P27"><text:span text:style-name="T19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מציין מיקום של מספר שקופית 2" draw:style-name="gr12" draw:text-style-name="P3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9"><text:span text:style-name="T18">Conversions danger: </text:span><text:span text:style-name="T18"><text:line-break/></text:span><text:span text:style-name="T18"><text:tab/></text:span><text:span text:style-name="T18">unexpected behavior</text:span><text:span text:style-name="T18"><text:line-break/></text:span><text:span text:style-name="T18"> </text:span></text:p>
          </draw:text-box>
        </draw:frame>
        <draw:frame draw:name="מציין מיקום טקסט 2" presentation:style-name="pr15" draw:text-style-name="P23" draw:layer="layout" svg:width="24.01cm" svg:height="15.579cm" svg:x="0.832cm" svg:y="3.642cm" presentation:class="outline" presentation:user-transformed="true">
          <draw:text-box>
            <text:p text:style-name="P27"><text:span text:style-name="T19"/></text:p>
            <text:p text:style-name="P31"><text:span text:style-name="T39">explicit </text:span><text:span text:style-name="T34">Vector</text:span><text:span text:style-name="T35">(</text:span><text:span text:style-name="T36">size_t length</text:span><text:span text:style-name="T35">) // ctor</text:span></text:p>
            <text:p text:style-name="P27"><text:span text:style-name="T35">…</text:span></text:p>
            <text:p text:style-name="P31"><text:span text:style-name="T35">int sum(</text:span><text:span text:style-name="T34">const Vector&amp; v</text:span><text:span text:style-name="T35">) // function</text:span></text:p>
            <text:p text:style-name="P31"><text:span text:style-name="T35">...</text:span></text:p>
            <text:p text:style-name="P31"><text:span text:style-name="T35">int i=3;</text:span></text:p>
            <text:p text:style-name="P31"><text:span text:style-name="T35">sum(</text:span><text:span text:style-name="T36">i</text:span><text:span text:style-name="T35">);</text:span><text:span text:style-name="T32"> </text:span><text:span text:style-name="T37">// Won’t compile</text:span></text:p>
            <text:p text:style-name="P31"><text:span text:style-name="T37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6" draw:text-style-name="P4" draw:layer="layout" svg:width="21.478cm" svg:height="2.925cm" svg:x="3.364cm" svg:y="0.547cm" presentation:class="title" presentation:user-transformed="true">
          <draw:text-box>
            <text:p text:style-name="P19"><text:span text:style-name="T18">Conversion example </text:span><text:span text:style-name="T40">(folder 4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30"><text:span text:style-name="T3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9"><text:span text:style-name="T18">User defined conversion</text:span><text:span text:style-name="T40"> (folders 5,6)</text:span></text:p>
          </draw:text-box>
        </draw:frame>
        <draw:frame draw:name="מציין מיקום טקסט 2" presentation:style-name="pr17" draw:text-style-name="P23" draw:layer="layout" svg:width="24.01cm" svg:height="16.916cm" svg:x="0.754cm" svg:y="3.131cm" presentation:class="outline" presentation:user-transformed="true">
          <draw:text-box>
            <text:p text:style-name="P27"><text:span text:style-name="T19">class Fraction {</text:span></text:p>
            <text:p text:style-name="P28"><text:span text:style-name="T19">...</text:span></text:p>
            <text:p text:style-name="P28"><text:span text:style-name="T33">// double --&gt; Fraction conversion</text:span></text:p>
            <text:p text:style-name="P28"><text:span text:style-name="T33">Fraction (const double&amp; d) {</text:span></text:p>
            <text:p text:style-name="P33"><text:span text:style-name="T33">...</text:span></text:p>
            <text:p text:style-name="P28"><text:span text:style-name="T33">}</text:span></text:p>
            <text:p text:style-name="P28"><text:span text:style-name="T19">...</text:span></text:p>
            <text:p text:style-name="P28"><text:span text:style-name="T32">// Fraction --&gt; double conversion</text:span></text:p>
            <text:p text:style-name="P28"><text:span text:style-name="T32">operator double() const {</text:span></text:p>
            <text:p text:style-name="P33"><text:span text:style-name="T32">...</text:span></text:p>
            <text:p text:style-name="P28"><text:span text:style-name="T32">}</text:span></text:p>
            <text:p text:style-name="P28"><text:span text:style-name="T19">..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 Unicode MS" svg:font-family="'Arial Unicode MS'" style:font-family-generic="modern"/>
    <style:font-face style:name="MS Gothic" svg:font-family="'MS Gothic'" style:font-family-generic="modern"/>
    <style:font-face style:name="Arial2" svg:font-family="Arial" style:font-family-generic="modern" style:font-pitch="fixed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6</meta:editing-cycles>
    <meta:print-date>2006-12-12T13:43:12</meta:print-date>
    <meta:creation-date>2002-10-18T11:19:22</meta:creation-date>
    <dc:date>2019-02-25T18:27:41.672000000</dc:date>
    <meta:editing-duration>P3DT6H12M34S</meta:editing-duration>
    <meta:generator>LibreOffice/6.1.1.2$Windows_X86_64 LibreOffice_project/5d19a1bfa650b796764388cd8b33a5af1f5baa1b</meta:generator>
    <meta:document-statistic meta:object-count="12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